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ctwithoutfill">
      <style:graphic-properties draw:stroke="none" draw:marker-end="Arrow" draw:marker-end-width="0.3cm" draw:fill="none" draw:textarea-vertical-align="middle"/>
    </style:style>
    <style:style style:name="P1" style:family="paragraph">
      <style:paragraph-properties fo:text-align="center"/>
      <style:text-properties fo:font-family="'Times New Roman'" style:font-style-name="Regular" style:font-family-generic="roman" style:font-pitch="variable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0.16cm" svg:height="2.54cm" svg:x="0.635cm" svg:y="7.62cm">
          <text:p text:style-name="P1">Physical Knowledge</text:p>
          <text:p text:style-name="P1">(table, blocks, gripper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0.16cm" svg:height="2.54cm" svg:x="0.635cm" svg:y="3.81cm">
          <text:p text:style-name="P1">Deliberative Knowledge</text:p>
          <text:p text:style-name="P1">(hypotheses, planner, plans, failures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0.16cm" svg:height="2.54cm" svg:x="0.635cm" svg:y="0cm">
          <text:p text:style-name="P1">Reflective Knowledge</text:p>
          <text:p text:style-name="P1">(hypotheses, planner, plans, failures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5.715cm" svg:y1="2.54cm" svg:x2="5.715cm" svg:y2="3.81cm">
          <text:p/>
        </draw:line>
        <draw:line draw:style-name="gr3" draw:text-style-name="P1" draw:layer="layout" svg:x1="5.715cm" svg:y1="3.175cm" svg:x2="9.048cm" svg:y2="3.175cm">
          <text:p text:style-name="P1">references</text:p>
        </draw:line>
        <draw:line draw:style-name="gr2" draw:text-style-name="P1" draw:layer="layout" svg:x1="5.715cm" svg:y1="6.35cm" svg:x2="5.715cm" svg:y2="7.62cm">
          <text:p/>
        </draw:line>
        <draw:line draw:style-name="gr3" draw:text-style-name="P1" draw:layer="layout" svg:x1="5.715cm" svg:y1="6.985cm" svg:x2="9.048cm" svg:y2="6.985cm">
          <text:p text:style-name="P1">references</text:p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1.43cm" fo:page-height="10.1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neptune </meta:initial-creator>
    <meta:creation-date>2013-01-03T09:20:17</meta:creation-date>
    <dc:date>2013-01-03T10:26:39</dc:date>
    <dc:creator>neptune </dc:creator>
    <meta:editing-duration>PT51M2S</meta:editing-duration>
    <meta:editing-cycles>5</meta:editing-cycles>
    <meta:generator>LibreOffice/3.5$Linux_X86_64 LibreOffice_project/350m1$Build-2</meta:generator>
    <meta:document-statistic meta:object-count="7"/>
  </office:meta>
</office:document-meta>
</file>